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THRESHOLDS DATA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PQ TEST cycles = d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PLAN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q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026" calcext:value-type="float">
            <text:p>0.026</text:p>
          </table:table-cell>
          <table:table-cell office:value-type="float" office:value="0.0147333" calcext:value-type="float">
            <text:p>0.0147333</text:p>
          </table:table-cell>
          <table:table-cell office:value-type="float" office:value="0.0112125" calcext:value-type="float">
            <text:p>0.0112125</text:p>
          </table:table-cell>
          <table:table-cell office:value-type="float" office:value="0.0096625" calcext:value-type="float">
            <text:p>0.0096625</text:p>
          </table:table-cell>
          <table:table-cell office:value-type="float" office:value="0.0092104" calcext:value-type="float">
            <text:p>0.0092104</text:p>
          </table:table-cell>
          <table:table-cell office:value-type="float" office:value="0.0086411" calcext:value-type="float">
            <text:p>0.0086411</text:p>
          </table:table-cell>
          <table:table-cell office:value-type="float" office:value="0.0084203" calcext:value-type="float">
            <text:p>0.0084203</text:p>
          </table:table-cell>
          <table:table-cell/>
          <table:table-cell office:value-type="float" office:value="0.0092458" calcext:value-type="float">
            <text:p>0.0092458</text:p>
          </table:table-cell>
          <table:table-cell office:value-type="float" office:value="0.00814" calcext:value-type="float">
            <text:p>0.00814</text:p>
          </table:table-cell>
          <table:table-cell office:value-type="float" office:value="0.0073944" calcext:value-type="float">
            <text:p>0.0073944</text:p>
          </table:table-cell>
          <table:table-cell office:value-type="float" office:value="0.0068333" calcext:value-type="float">
            <text:p>0.0068333</text:p>
          </table:table-cell>
          <table:table-cell office:value-type="float" office:value="0.0066875" calcext:value-type="float">
            <text:p>0.0066875</text:p>
          </table:table-cell>
        </table:table-row>
        <table:table-row table:style-name="ro1">
          <table:table-cell office:value-type="float" office:value="0.0265" calcext:value-type="float">
            <text:p>0.0265</text:p>
          </table:table-cell>
          <table:table-cell office:value-type="float" office:value="0.0155208" calcext:value-type="float">
            <text:p>0.0155208</text:p>
          </table:table-cell>
          <table:table-cell office:value-type="float" office:value="0.012475" calcext:value-type="float">
            <text:p>0.012475</text:p>
          </table:table-cell>
          <table:table-cell office:value-type="float" office:value="0.0113425" calcext:value-type="float">
            <text:p>0.0113425</text:p>
          </table:table-cell>
          <table:table-cell office:value-type="float" office:value="0.0099708" calcext:value-type="float">
            <text:p>0.0099708</text:p>
          </table:table-cell>
          <table:table-cell office:value-type="float" office:value="0.0099393" calcext:value-type="float">
            <text:p>0.0099393</text:p>
          </table:table-cell>
          <table:table-cell office:value-type="float" office:value="0.0097656" calcext:value-type="float">
            <text:p>0.0097656</text:p>
          </table:table-cell>
          <table:table-cell/>
          <table:table-cell office:value-type="float" office:value="0.0100453" calcext:value-type="float">
            <text:p>0.0100453</text:p>
          </table:table-cell>
          <table:table-cell office:value-type="float" office:value="0.008925" calcext:value-type="float">
            <text:p>0.008925</text:p>
          </table:table-cell>
          <table:table-cell office:value-type="float" office:value="0.0083042" calcext:value-type="float">
            <text:p>0.0083042</text:p>
          </table:table-cell>
          <table:table-cell office:value-type="float" office:value="0.0076982" calcext:value-type="float">
            <text:p>0.0076982</text:p>
          </table:table-cell>
          <table:table-cell office:value-type="float" office:value="0.0076734" calcext:value-type="float">
            <text:p>0.0076734</text:p>
          </table:table-cell>
        </table:table-row>
        <table:table-row table:style-name="ro1">
          <table:table-cell office:value-type="float" office:value="0.027" calcext:value-type="float">
            <text:p>0.027</text:p>
          </table:table-cell>
          <table:table-cell office:value-type="float" office:value="0.01645" calcext:value-type="float">
            <text:p>0.01645</text:p>
          </table:table-cell>
          <table:table-cell office:value-type="float" office:value="0.0138781" calcext:value-type="float">
            <text:p>0.0138781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118313" calcext:value-type="float">
            <text:p>0.0118313</text:p>
          </table:table-cell>
          <table:table-cell office:value-type="float" office:value="0.0113268" calcext:value-type="float">
            <text:p>0.0113268</text:p>
          </table:table-cell>
          <table:table-cell office:value-type="float" office:value="0.0106703" calcext:value-type="float">
            <text:p>0.0106703</text:p>
          </table:table-cell>
          <table:table-cell/>
          <table:table-cell office:value-type="float" office:value="0.0106766" calcext:value-type="float">
            <text:p>0.0106766</text:p>
          </table:table-cell>
          <table:table-cell office:value-type="float" office:value="0.0098638" calcext:value-type="float">
            <text:p>0.0098638</text:p>
          </table:table-cell>
          <table:table-cell office:value-type="float" office:value="0.0091708" calcext:value-type="float">
            <text:p>0.0091708</text:p>
          </table:table-cell>
          <table:table-cell office:value-type="float" office:value="0.0087714" calcext:value-type="float">
            <text:p>0.0087714</text:p>
          </table:table-cell>
          <table:table-cell office:value-type="float" office:value="0.0087562" calcext:value-type="float">
            <text:p>0.0087562</text:p>
          </table:table-cell>
        </table:table-row>
        <table:table-row table:style-name="ro1">
          <table:table-cell office:value-type="float" office:value="0.0275" calcext:value-type="float">
            <text:p>0.0275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49594" calcext:value-type="float">
            <text:p>0.0149594</text:p>
          </table:table-cell>
          <table:table-cell office:value-type="float" office:value="0.013765" calcext:value-type="float">
            <text:p>0.013765</text:p>
          </table:table-cell>
          <table:table-cell office:value-type="float" office:value="0.0132479" calcext:value-type="float">
            <text:p>0.0132479</text:p>
          </table:table-cell>
          <table:table-cell office:value-type="float" office:value="0.0133018" calcext:value-type="float">
            <text:p>0.0133018</text:p>
          </table:table-cell>
          <table:table-cell office:value-type="float" office:value="0.0128609" calcext:value-type="float">
            <text:p>0.0128609</text:p>
          </table:table-cell>
          <table:table-cell/>
          <table:table-cell office:value-type="float" office:value="0.0116203" calcext:value-type="float">
            <text:p>0.0116203</text:p>
          </table:table-cell>
          <table:table-cell office:value-type="float" office:value="0.0106175" calcext:value-type="float">
            <text:p>0.0106175</text:p>
          </table:table-cell>
          <table:table-cell office:value-type="float" office:value="0.0103167" calcext:value-type="float">
            <text:p>0.0103167</text:p>
          </table:table-cell>
          <table:table-cell office:value-type="float" office:value="0.0098929" calcext:value-type="float">
            <text:p>0.0098929</text:p>
          </table:table-cell>
          <table:table-cell office:value-type="float" office:value="0.0097859" calcext:value-type="float">
            <text:p>0.0097859</text:p>
          </table:table-cell>
        </table:table-row>
        <table:table-row table:style-name="ro1">
          <table:table-cell office:value-type="float" office:value="0.028" calcext:value-type="float">
            <text:p>0.028</text:p>
          </table:table-cell>
          <table:table-cell office:value-type="float" office:value="0.0191208" calcext:value-type="float">
            <text:p>0.0191208</text:p>
          </table:table-cell>
          <table:table-cell office:value-type="float" office:value="0.0162938" calcext:value-type="float">
            <text:p>0.0162938</text:p>
          </table:table-cell>
          <table:table-cell office:value-type="float" office:value="0.014925" calcext:value-type="float">
            <text:p>0.014925</text:p>
          </table:table-cell>
          <table:table-cell office:value-type="float" office:value="0.0147583" calcext:value-type="float">
            <text:p>0.0147583</text:p>
          </table:table-cell>
          <table:table-cell office:value-type="float" office:value="0.0153054" calcext:value-type="float">
            <text:p>0.0153054</text:p>
          </table:table-cell>
          <table:table-cell office:value-type="float" office:value="0.0144922" calcext:value-type="float">
            <text:p>0.0144922</text:p>
          </table:table-cell>
          <table:table-cell/>
          <table:table-cell office:value-type="float" office:value="0.0126844" calcext:value-type="float">
            <text:p>0.0126844</text:p>
          </table:table-cell>
          <table:table-cell office:value-type="float" office:value="0.0117562" calcext:value-type="float">
            <text:p>0.0117562</text:p>
          </table:table-cell>
          <table:table-cell office:value-type="float" office:value="0.0113833" calcext:value-type="float">
            <text:p>0.0113833</text:p>
          </table:table-cell>
          <table:table-cell office:value-type="float" office:value="0.0110732" calcext:value-type="float">
            <text:p>0.0110732</text:p>
          </table:table-cell>
          <table:table-cell office:value-type="float" office:value="0.0108766" calcext:value-type="float">
            <text:p>0.0108766</text:p>
          </table:table-cell>
        </table:table-row>
        <table:table-row table:style-name="ro1">
          <table:table-cell office:value-type="float" office:value="0.0285" calcext:value-type="float">
            <text:p>0.0285</text:p>
          </table:table-cell>
          <table:table-cell office:value-type="float" office:value="0.0205042" calcext:value-type="float">
            <text:p>0.0205042</text:p>
          </table:table-cell>
          <table:table-cell office:value-type="float" office:value="0.0177094" calcext:value-type="float">
            <text:p>0.0177094</text:p>
          </table:table-cell>
          <table:table-cell office:value-type="float" office:value="0.0172475" calcext:value-type="float">
            <text:p>0.0172475</text:p>
          </table:table-cell>
          <table:table-cell office:value-type="float" office:value="0.0170083" calcext:value-type="float">
            <text:p>0.0170083</text:p>
          </table:table-cell>
          <table:table-cell office:value-type="float" office:value="0.0171875" calcext:value-type="float">
            <text:p>0.0171875</text:p>
          </table:table-cell>
          <table:table-cell office:value-type="float" office:value="0.0169984" calcext:value-type="float">
            <text:p>0.0169984</text:p>
          </table:table-cell>
          <table:table-cell/>
          <table:table-cell office:value-type="float" office:value="0.0137844" calcext:value-type="float">
            <text:p>0.0137844</text:p>
          </table:table-cell>
          <table:table-cell office:value-type="float" office:value="0.0125588" calcext:value-type="float">
            <text:p>0.0125588</text:p>
          </table:table-cell>
          <table:table-cell office:value-type="float" office:value="0.0121271" calcext:value-type="float">
            <text:p>0.0121271</text:p>
          </table:table-cell>
          <table:table-cell office:value-type="float" office:value="0.0121679" calcext:value-type="float">
            <text:p>0.0121679</text:p>
          </table:table-cell>
          <table:table-cell office:value-type="float" office:value="0.0121094" calcext:value-type="float">
            <text:p>0.0121094</text:p>
          </table:table-cell>
        </table:table-row>
        <table:table-row table:style-name="ro1">
          <table:table-cell office:value-type="float" office:value="0.029" calcext:value-type="float">
            <text:p>0.029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2875" calcext:value-type="float">
            <text:p>0.0192875</text:p>
          </table:table-cell>
          <table:table-cell office:value-type="float" office:value="0.018215" calcext:value-type="float">
            <text:p>0.018215</text:p>
          </table:table-cell>
          <table:table-cell office:value-type="float" office:value="0.0188437" calcext:value-type="float">
            <text:p>0.0188437</text:p>
          </table:table-cell>
          <table:table-cell office:value-type="float" office:value="0.0189214" calcext:value-type="float">
            <text:p>0.0189214</text:p>
          </table:table-cell>
          <table:table-cell office:value-type="float" office:value="0.0189656" calcext:value-type="float">
            <text:p>0.0189656</text:p>
          </table:table-cell>
          <table:table-cell/>
          <table:table-cell office:value-type="float" office:value="0.0141406" calcext:value-type="float">
            <text:p>0.0141406</text:p>
          </table:table-cell>
          <table:table-cell office:value-type="float" office:value="0.0136525" calcext:value-type="float">
            <text:p>0.0136525</text:p>
          </table:table-cell>
          <table:table-cell office:value-type="float" office:value="0.0131896" calcext:value-type="float">
            <text:p>0.0131896</text:p>
          </table:table-cell>
          <table:table-cell office:value-type="float" office:value="0.0134946" calcext:value-type="float">
            <text:p>0.0134946</text:p>
          </table:table-cell>
          <table:table-cell office:value-type="float" office:value="0.0134984" calcext:value-type="float">
            <text:p>0.0134984</text:p>
          </table:table-cell>
        </table:table-row>
        <table:table-row table:style-name="ro1">
          <table:table-cell office:value-type="float" office:value="0.0295" calcext:value-type="float">
            <text:p>0.0295</text:p>
          </table:table-cell>
          <table:table-cell office:value-type="float" office:value="0.0229292" calcext:value-type="float">
            <text:p>0.0229292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20365" calcext:value-type="float">
            <text:p>0.020365</text:p>
          </table:table-cell>
          <table:table-cell office:value-type="float" office:value="0.0207437" calcext:value-type="float">
            <text:p>0.0207437</text:p>
          </table:table-cell>
          <table:table-cell office:value-type="float" office:value="0.0214036" calcext:value-type="float">
            <text:p>0.0214036</text:p>
          </table:table-cell>
          <table:table-cell office:value-type="float" office:value="0.0220359" calcext:value-type="float">
            <text:p>0.0220359</text:p>
          </table:table-cell>
          <table:table-cell/>
          <table:table-cell office:value-type="float" office:value="0.0153156" calcext:value-type="float">
            <text:p>0.0153156</text:p>
          </table:table-cell>
          <table:table-cell office:value-type="float" office:value="0.0148325" calcext:value-type="float">
            <text:p>0.0148325</text:p>
          </table:table-cell>
          <table:table-cell office:value-type="float" office:value="0.0145542" calcext:value-type="float">
            <text:p>0.0145542</text:p>
          </table:table-cell>
          <table:table-cell office:value-type="float" office:value="0.014675" calcext:value-type="float">
            <text:p>0.014675</text:p>
          </table:table-cell>
          <table:table-cell office:value-type="float" office:value="0.0149484" calcext:value-type="float">
            <text:p>0.0149484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21975" calcext:value-type="float">
            <text:p>0.021975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26458" calcext:value-type="float">
            <text:p>0.0226458</text:p>
          </table:table-cell>
          <table:table-cell office:value-type="float" office:value="0.0233786" calcext:value-type="float">
            <text:p>0.0233786</text:p>
          </table:table-cell>
          <table:table-cell office:value-type="float" office:value="0.0241891" calcext:value-type="float">
            <text:p>0.0241891</text:p>
          </table:table-cell>
          <table:table-cell/>
          <table:table-cell office:value-type="float" office:value="0.0164438" calcext:value-type="float">
            <text:p>0.0164438</text:p>
          </table:table-cell>
          <table:table-cell office:value-type="float" office:value="0.015835" calcext:value-type="float">
            <text:p>0.015835</text:p>
          </table:table-cell>
          <table:table-cell office:value-type="float" office:value="0.0154104" calcext:value-type="float">
            <text:p>0.0154104</text:p>
          </table:table-cell>
          <table:table-cell office:value-type="float" office:value="0.0160054" calcext:value-type="float">
            <text:p>0.0160054</text:p>
          </table:table-cell>
          <table:table-cell office:value-type="float" office:value="0.0160281" calcext:value-type="float">
            <text:p>0.0160281</text:p>
          </table:table-cell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0261875" calcext:value-type="float">
            <text:p>0.0261875</text:p>
          </table:table-cell>
          <table:table-cell office:value-type="float" office:value="0.0239344" calcext:value-type="float">
            <text:p>0.0239344</text:p>
          </table:table-cell>
          <table:table-cell office:value-type="float" office:value="0.0241825" calcext:value-type="float">
            <text:p>0.0241825</text:p>
          </table:table-cell>
          <table:table-cell office:value-type="float" office:value="0.0248146" calcext:value-type="float">
            <text:p>0.0248146</text:p>
          </table:table-cell>
          <table:table-cell office:value-type="float" office:value="0.0255839" calcext:value-type="float">
            <text:p>0.0255839</text:p>
          </table:table-cell>
          <table:table-cell office:value-type="float" office:value="0.0264484" calcext:value-type="float">
            <text:p>0.0264484</text:p>
          </table:table-cell>
          <table:table-cell/>
          <table:table-cell office:value-type="float" office:value="0.0170594" calcext:value-type="float">
            <text:p>0.0170594</text:p>
          </table:table-cell>
          <table:table-cell office:value-type="float" office:value="0.016705" calcext:value-type="float">
            <text:p>0.016705</text:p>
          </table:table-cell>
          <table:table-cell office:value-type="float" office:value="0.0164187" calcext:value-type="float">
            <text:p>0.0164187</text:p>
          </table:table-cell>
          <table:table-cell office:value-type="float" office:value="0.016625" calcext:value-type="float">
            <text:p>0.016625</text:p>
          </table:table-cell>
          <table:table-cell office:value-type="float" office:value="0.0171891" calcext:value-type="float">
            <text:p>0.0171891</text:p>
          </table:table-cell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0.0277333" calcext:value-type="float">
            <text:p>0.0277333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25835" calcext:value-type="float">
            <text:p>0.025835</text:p>
          </table:table-cell>
          <table:table-cell office:value-type="float" office:value="0.0266188" calcext:value-type="float">
            <text:p>0.0266188</text:p>
          </table:table-cell>
          <table:table-cell office:value-type="float" office:value="0.0279054" calcext:value-type="float">
            <text:p>0.0279054</text:p>
          </table:table-cell>
          <table:table-cell office:value-type="float" office:value="0.0285422" calcext:value-type="float">
            <text:p>0.0285422</text:p>
          </table:table-cell>
          <table:table-cell/>
          <table:table-cell office:value-type="float" office:value="0.0183859" calcext:value-type="float">
            <text:p>0.0183859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18025" calcext:value-type="float">
            <text:p>0.018025</text:p>
          </table:table-cell>
          <table:table-cell office:value-type="float" office:value="0.0184357" calcext:value-type="float">
            <text:p>0.0184357</text:p>
          </table:table-cell>
          <table:table-cell office:value-type="float" office:value="0.0187953" calcext:value-type="float">
            <text:p>0.0187953</text:p>
          </table:table-cell>
        </table:table-row>
        <table:table-row table:style-name="ro1">
          <table:table-cell office:value-type="float" office:value="0.0315" calcext:value-type="float">
            <text:p>0.0315</text:p>
          </table:table-cell>
          <table:table-cell office:value-type="float" office:value="0.0287833" calcext:value-type="float">
            <text:p>0.0287833</text:p>
          </table:table-cell>
          <table:table-cell office:value-type="float" office:value="0.0280031" calcext:value-type="float">
            <text:p>0.0280031</text:p>
          </table:table-cell>
          <table:table-cell office:value-type="float" office:value="0.027935" calcext:value-type="float">
            <text:p>0.027935</text:p>
          </table:table-cell>
          <table:table-cell office:value-type="float" office:value="0.02855" calcext:value-type="float">
            <text:p>0.02855</text:p>
          </table:table-cell>
          <table:table-cell office:value-type="float" office:value="0.0298821" calcext:value-type="float">
            <text:p>0.0298821</text:p>
          </table:table-cell>
          <table:table-cell office:value-type="float" office:value="0.0306531" calcext:value-type="float">
            <text:p>0.0306531</text:p>
          </table:table-cell>
          <table:table-cell/>
          <table:table-cell office:value-type="float" office:value="0.0195109" calcext:value-type="float">
            <text:p>0.0195109</text:p>
          </table:table-cell>
          <table:table-cell office:value-type="float" office:value="0.0189713" calcext:value-type="float">
            <text:p>0.0189713</text:p>
          </table:table-cell>
          <table:table-cell office:value-type="float" office:value="0.0192167" calcext:value-type="float">
            <text:p>0.0192167</text:p>
          </table:table-cell>
          <table:table-cell office:value-type="float" office:value="0.0196179" calcext:value-type="float">
            <text:p>0.0196179</text:p>
          </table:table-cell>
          <table:table-cell office:value-type="float" office:value="0.0199812" calcext:value-type="float">
            <text:p>0.0199812</text:p>
          </table:table-cell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0.0302958" calcext:value-type="float">
            <text:p>0.0302958</text:p>
          </table:table-cell>
          <table:table-cell office:value-type="float" office:value="0.029025" calcext:value-type="float">
            <text:p>0.029025</text:p>
          </table:table-cell>
          <table:table-cell office:value-type="float" office:value="0.029765" calcext:value-type="float">
            <text:p>0.029765</text:p>
          </table:table-cell>
          <table:table-cell office:value-type="float" office:value="0.0305646" calcext:value-type="float">
            <text:p>0.0305646</text:p>
          </table:table-cell>
          <table:table-cell office:value-type="float" office:value="0.0320571" calcext:value-type="float">
            <text:p>0.0320571</text:p>
          </table:table-cell>
          <table:table-cell office:value-type="float" office:value="0.0326547" calcext:value-type="float">
            <text:p>0.0326547</text:p>
          </table:table-cell>
          <table:table-cell/>
          <table:table-cell office:value-type="float" office:value="0.0202813" calcext:value-type="float">
            <text:p>0.0202813</text:p>
          </table:table-cell>
          <table:table-cell office:value-type="float" office:value="0.0205463" calcext:value-type="float">
            <text:p>0.0205463</text:p>
          </table:table-cell>
          <table:table-cell office:value-type="float" office:value="0.0204208" calcext:value-type="float">
            <text:p>0.0204208</text:p>
          </table:table-cell>
          <table:table-cell office:value-type="float" office:value="0.0207125" calcext:value-type="float">
            <text:p>0.0207125</text:p>
          </table:table-cell>
          <table:table-cell office:value-type="float" office:value="0.0210406" calcext:value-type="float">
            <text:p>0.0210406</text:p>
          </table:table-cell>
        </table:table-row>
        <table:table-row table:style-name="ro2" table:number-rows-repeated="3">
          <table:table-cell table:number-columns-repeated="13"/>
        </table:table-row>
        <table:table-row table:style-name="ro2">
          <table:table-cell table:style-name="ce1" office:value-type="string" calcext:value-type="string">
            <text:p>GHZ PROTOCOLS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Realistic parameters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F </text:p>
          </table:table-cell>
          <table:table-cell office:value-type="string" calcext:value-type="string">
            <text:p>F st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 std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PL_4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22P0"/>
    </number:number-style>
    <style:style style:name="Default" style:family="table-cell"/>
    <style:style style:name="Result" style:family="table-cell" style:parent-style-name="Default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Default" style:data-style-name="N122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31">00/00/0000</text:date>, <text:time style:data-style-name="N2" text:time-value="21:58:34.7299602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30T23:00:04.481616071</dc:date>
    <meta:editing-duration>PT7H32M16S</meta:editing-duration>
    <meta:editing-cycles>19</meta:editing-cycles>
    <meta:generator>LibreOffice/5.1.6.2$Linux_X86_64 LibreOffice_project/10m0$Build-2</meta:generator>
    <meta:document-statistic meta:table-count="1" meta:cell-count="179" meta:object-count="0"/>
  </office:meta>
</office:document-meta>
</file>